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45539_3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.2" calcext:value-type="float">
            <text:p>108.2</text:p>
          </table:table-cell>
          <table:table-cell office:value-type="float" office:value="143.15" calcext:value-type="float">
            <text:p>143.15</text:p>
          </table:table-cell>
          <table:table-cell office:value-type="string" calcext:value-type="string">
            <text:p>757 kWh</text:p>
          </table:table-cell>
          <table:table-cell office:value-type="float" office:value="5743.46" calcext:value-type="float">
            <text:p>5743.46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 office:value-type="float" office:value="908.21" calcext:value-type="float">
            <text:p>908.21</text:p>
          </table:table-cell>
          <table:table-cell office:value-type="float" office:value="59.95" calcext:value-type="float">
            <text:p>59.95</text:p>
          </table:table-cell>
          <table:table-cell office:value-type="string" calcext:value-type="string">
            <text:p>T-1</text:p>
          </table:table-cell>
          <table:table-cell office:value-type="float" office:value="6962.97" calcext:value-type="float">
            <text:p>6962.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.8" calcext:value-type="float">
            <text:p>107.8</text:p>
          </table:table-cell>
          <table:table-cell office:value-type="float" office:value="142.62" calcext:value-type="float">
            <text:p>142.62</text:p>
          </table:table-cell>
          <table:table-cell office:value-type="string" calcext:value-type="string">
            <text:p>845 kWh</text:p>
          </table:table-cell>
          <table:table-cell office:value-type="float" office:value="6387.2" calcext:value-type="float">
            <text:p>6387.2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2-01-2018</text:p>
          </table:table-cell>
          <table:table-cell office:value-type="float" office:value="1005.6" calcext:value-type="float">
            <text:p>1005.6</text:p>
          </table:table-cell>
          <table:table-cell office:value-type="float" office:value="66.38" calcext:value-type="float">
            <text:p>66.38</text:p>
          </table:table-cell>
          <table:table-cell office:value-type="string" calcext:value-type="string">
            <text:p>T-1</text:p>
          </table:table-cell>
          <table:table-cell office:value-type="float" office:value="7709.6" calcext:value-type="float">
            <text:p>7709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.35" calcext:value-type="float">
            <text:p>107.35</text:p>
          </table:table-cell>
          <table:table-cell office:value-type="float" office:value="142.03" calcext:value-type="float">
            <text:p>142.03</text:p>
          </table:table-cell>
          <table:table-cell office:value-type="string" calcext:value-type="string">
            <text:p>910 kWh</text:p>
          </table:table-cell>
          <table:table-cell office:value-type="float" office:value="6850.1" calcext:value-type="float">
            <text:p>6850.1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2-12-2017</text:p>
          </table:table-cell>
          <table:table-cell office:value-type="float" office:value="1075.57" calcext:value-type="float">
            <text:p>1075.57</text:p>
          </table:table-cell>
          <table:table-cell office:value-type="float" office:value="70.99" calcext:value-type="float">
            <text:p>70.99</text:p>
          </table:table-cell>
          <table:table-cell office:value-type="string" calcext:value-type="string">
            <text:p>T-1</text:p>
          </table:table-cell>
          <table:table-cell office:value-type="float" office:value="8246.04" calcext:value-type="float">
            <text:p>8246.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.91" calcext:value-type="float">
            <text:p>106.91</text:p>
          </table:table-cell>
          <table:table-cell office:value-type="float" office:value="141.44" calcext:value-type="float">
            <text:p>141.44</text:p>
          </table:table-cell>
          <table:table-cell office:value-type="string" calcext:value-type="string">
            <text:p>897 kWh</text:p>
          </table:table-cell>
          <table:table-cell office:value-type="float" office:value="6724.3" calcext:value-type="float">
            <text:p>6724.3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1056.36" calcext:value-type="float">
            <text:p>1056.36</text:p>
          </table:table-cell>
          <table:table-cell office:value-type="float" office:value="69.73" calcext:value-type="float">
            <text:p>69.73</text:p>
          </table:table-cell>
          <table:table-cell office:value-type="string" calcext:value-type="string">
            <text:p>T-1</text:p>
          </table:table-cell>
          <table:table-cell office:value-type="float" office:value="8098.74" calcext:value-type="float">
            <text:p>8098.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.48" calcext:value-type="float">
            <text:p>106.48</text:p>
          </table:table-cell>
          <table:table-cell office:value-type="float" office:value="140.87" calcext:value-type="float">
            <text:p>140.87</text:p>
          </table:table-cell>
          <table:table-cell office:value-type="string" calcext:value-type="string">
            <text:p>890 kWh</text:p>
          </table:table-cell>
          <table:table-cell office:value-type="float" office:value="6645.16" calcext:value-type="float">
            <text:p>6645.16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1044.22" calcext:value-type="float">
            <text:p>1044.22</text:p>
          </table:table-cell>
          <table:table-cell office:value-type="float" office:value="68.93" calcext:value-type="float">
            <text:p>68.93</text:p>
          </table:table-cell>
          <table:table-cell office:value-type="string" calcext:value-type="string">
            <text:p>T-1</text:p>
          </table:table-cell>
          <table:table-cell office:value-type="float" office:value="8005.66" calcext:value-type="float">
            <text:p>8005.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.04" calcext:value-type="float">
            <text:p>106.04</text:p>
          </table:table-cell>
          <table:table-cell office:value-type="float" office:value="140.29" calcext:value-type="float">
            <text:p>140.29</text:p>
          </table:table-cell>
          <table:table-cell office:value-type="string" calcext:value-type="string">
            <text:p>887 kWh</text:p>
          </table:table-cell>
          <table:table-cell office:value-type="float" office:value="6595.36" calcext:value-type="float">
            <text:p>6595.36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1036.52" calcext:value-type="float">
            <text:p>1036.52</text:p>
          </table:table-cell>
          <table:table-cell office:value-type="float" office:value="68.42" calcext:value-type="float">
            <text:p>68.42</text:p>
          </table:table-cell>
          <table:table-cell office:value-type="string" calcext:value-type="string">
            <text:p>T-1</text:p>
          </table:table-cell>
          <table:table-cell office:value-type="float" office:value="7946.63" calcext:value-type="float">
            <text:p>7946.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.62" calcext:value-type="float">
            <text:p>105.62</text:p>
          </table:table-cell>
          <table:table-cell office:value-type="float" office:value="139.73" calcext:value-type="float">
            <text:p>139.73</text:p>
          </table:table-cell>
          <table:table-cell office:value-type="string" calcext:value-type="string">
            <text:p>880 kWh</text:p>
          </table:table-cell>
          <table:table-cell office:value-type="float" office:value="6517.09" calcext:value-type="float">
            <text:p>6517.09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1024.51" calcext:value-type="float">
            <text:p>1024.51</text:p>
          </table:table-cell>
          <table:table-cell office:value-type="float" office:value="67.62" calcext:value-type="float">
            <text:p>67.62</text:p>
          </table:table-cell>
          <table:table-cell office:value-type="string" calcext:value-type="string">
            <text:p>T-1</text:p>
          </table:table-cell>
          <table:table-cell office:value-type="float" office:value="7854.57" calcext:value-type="float">
            <text:p>7854.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.18" calcext:value-type="float">
            <text:p>105.18</text:p>
          </table:table-cell>
          <table:table-cell office:value-type="float" office:value="139.15" calcext:value-type="float">
            <text:p>139.15</text:p>
          </table:table-cell>
          <table:table-cell office:value-type="string" calcext:value-type="string">
            <text:p>862 kWh</text:p>
          </table:table-cell>
          <table:table-cell office:value-type="float" office:value="6357.53" calcext:value-type="float">
            <text:p>6357.53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1000.18" calcext:value-type="float">
            <text:p>1000.18</text:p>
          </table:table-cell>
          <table:table-cell office:value-type="float" office:value="66.02" calcext:value-type="float">
            <text:p>66.02</text:p>
          </table:table-cell>
          <table:table-cell office:value-type="string" calcext:value-type="string">
            <text:p>T-1</text:p>
          </table:table-cell>
          <table:table-cell office:value-type="float" office:value="7668.06" calcext:value-type="float">
            <text:p>7668.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.74" calcext:value-type="float">
            <text:p>104.74</text:p>
          </table:table-cell>
          <table:table-cell office:value-type="float" office:value="138.58" calcext:value-type="float">
            <text:p>138.58</text:p>
          </table:table-cell>
          <table:table-cell office:value-type="string" calcext:value-type="string">
            <text:p>907 kWh</text:p>
          </table:table-cell>
          <table:table-cell office:value-type="float" office:value="6569.05" calcext:value-type="float">
            <text:p>6569.05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1032.07" calcext:value-type="float">
            <text:p>1032.07</text:p>
          </table:table-cell>
          <table:table-cell office:value-type="float" office:value="68.12" calcext:value-type="float">
            <text:p>68.12</text:p>
          </table:table-cell>
          <table:table-cell office:value-type="string" calcext:value-type="string">
            <text:p>T-1</text:p>
          </table:table-cell>
          <table:table-cell office:value-type="float" office:value="7912.56" calcext:value-type="float">
            <text:p>7912.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.06" calcext:value-type="float">
            <text:p>102.06</text:p>
          </table:table-cell>
          <table:table-cell office:value-type="float" office:value="142.14" calcext:value-type="float">
            <text:p>142.14</text:p>
          </table:table-cell>
          <table:table-cell office:value-type="string" calcext:value-type="string">
            <text:p>956 kWh</text:p>
          </table:table-cell>
          <table:table-cell office:value-type="float" office:value="6841.74" calcext:value-type="float">
            <text:p>6841.74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073.52" calcext:value-type="float">
            <text:p>1073.52</text:p>
          </table:table-cell>
          <table:table-cell office:value-type="float" office:value="70.86" calcext:value-type="float">
            <text:p>70.86</text:p>
          </table:table-cell>
          <table:table-cell office:value-type="string" calcext:value-type="string">
            <text:p>T-1</text:p>
          </table:table-cell>
          <table:table-cell office:value-type="float" office:value="8230.32" calcext:value-type="float">
            <text:p>8230.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.64" calcext:value-type="float">
            <text:p>101.64</text:p>
          </table:table-cell>
          <table:table-cell office:value-type="float" office:value="141.55" calcext:value-type="float">
            <text:p>141.55</text:p>
          </table:table-cell>
          <table:table-cell office:value-type="string" calcext:value-type="string">
            <text:p>851 kWh</text:p>
          </table:table-cell>
          <table:table-cell office:value-type="float" office:value="6065.38" calcext:value-type="float">
            <text:p>6065.38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955.75" calcext:value-type="float">
            <text:p>955.75</text:p>
          </table:table-cell>
          <table:table-cell office:value-type="float" office:value="63.09" calcext:value-type="float">
            <text:p>63.09</text:p>
          </table:table-cell>
          <table:table-cell office:value-type="string" calcext:value-type="string">
            <text:p>T-1</text:p>
          </table:table-cell>
          <table:table-cell office:value-type="float" office:value="7327.41" calcext:value-type="float">
            <text:p>7327.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.24" calcext:value-type="float">
            <text:p>101.24</text:p>
          </table:table-cell>
          <table:table-cell office:value-type="float" office:value="140.98" calcext:value-type="float">
            <text:p>140.98</text:p>
          </table:table-cell>
          <table:table-cell office:value-type="string" calcext:value-type="string">
            <text:p>882 kWh</text:p>
          </table:table-cell>
          <table:table-cell office:value-type="float" office:value="6261.73" calcext:value-type="float">
            <text:p>6261.73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985.35" calcext:value-type="float">
            <text:p>985.35</text:p>
          </table:table-cell>
          <table:table-cell office:value-type="float" office:value="65.04" calcext:value-type="float">
            <text:p>65.04</text:p>
          </table:table-cell>
          <table:table-cell office:value-type="string" calcext:value-type="string">
            <text:p>T-1</text:p>
          </table:table-cell>
          <table:table-cell office:value-type="float" office:value="7554.34" calcext:value-type="float">
            <text:p>7554.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0:05:48.721000000</meta:creation-date>
    <dc:date>2018-03-26T20:07:58.345000000</dc:date>
    <meta:editing-duration>PT2M10S</meta:editing-duration>
    <meta:editing-cycles>1</meta:editing-cycles>
    <meta:document-statistic meta:table-count="1" meta:cell-count="142" meta:object-count="0"/>
    <meta:generator>LibreOffice/5.3.4.2$Windows_x86 LibreOffice_project/f82d347ccc0be322489bf7da61d7e4ad13fe2ff3</meta:generator>
  </office:meta>
</office:document-meta>
</file>